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00000010BDA9DE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20pt"/>
    </style:style>
    <style:style style:name="P7" style:family="paragraph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2" draw:layer="layout" svg:width="25.199cm" svg:height="12.179cm" svg:x="1.4cm" svg:y="6.221cm" presentation:class="subtitle" presentation:user-transformed="true">
          <draw:text-box>
            <text:list text:style-name="L2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4" draw:text-style-name="P2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 xml:id="id1" text:id="id1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2" text:id="id2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3" text:id="id3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4" text:id="id4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4" draw:text-style-name="P4" draw:layer="layout" svg:width="25.199cm" svg:height="16cm" svg:x="1.801cm" svg:y="3.8cm" presentation:class="outline" presentation:user-transformed="true">
          <draw:text-box>
            <text:p xml:id="id5" text:id="id5" text:style-name="P4"><text:span text:style-name="T4">A Distributed Version Control System (DVCS)</text:span></text:p>
            <text:p text:style-name="P4"><text:span text:style-name="T5"/></text:p>
            <text:p xml:id="id6" text:id="id6" text:style-name="P4"><text:span text:style-name="T6">What is Version Control?</text:span></text:p>
            <text:list text:style-name="L3">
              <text:list-item>
                <text:p xml:id="id7" text:id="id7" text:style-name="P4"><text:span text:style-name="T4">A logical way to organise and control revisions to documents</text:span></text:p>
              </text:list-item>
              <text:list-item>
                <text:p xml:id="id8" text:id="id8" text:style-name="P4"><text:span text:style-name="T4">A safe mechanism for users to collaborate on the same work without overwriting each other's changes</text:span></text:p>
              </text:list-item>
              <text:list-item>
                <text:p xml:id="id9" text:id="id9" text:style-name="P4"><text:span text:style-name="T4">A simple way to revert to previous versions of documents, in cases where you have messed up!</text:span></text:p>
              </text:list-item>
            </text:list>
            <text:p text:style-name="P4"><text:span text:style-name="T5"/></text:p>
            <text:p xml:id="id10" text:id="id10" text:style-name="P4"><text:span text:style-name="T6">What does Distributed mean?</text:span></text:p>
            <text:list text:continue-numbering="true" text:style-name="L3">
              <text:list-item>
                <text:p xml:id="id11" text:id="id11" text:style-name="P4"><text:span text:style-name="T4">Everybody has a working copy of the codebase on their local machine, as opposed to a reference copy of the codebase</text:span></text:p>
              </text:list-item>
              <text:list-item>
                <text:p xml:id="id12" text:id="id12" text:style-name="P4"><text:span text:style-name="T4">No requirement to share a common network</text:span></text:p>
              </text:list-item>
              <text:list-item>
                <text:p xml:id="id13" text:id="id13" text:style-name="P4"><text:span text:style-name="T4">No central server / repository</text:span></text:p>
              </text:list-item>
              <text:list-item>
                <text:p xml:id="id14" text:id="id14" text:style-name="P4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Why is Distributed a good approach?</text:span></text:p>
          </draw:text-box>
        </draw:frame>
        <draw:frame presentation:style-name="pr4" draw:text-style-name="P5" draw:layer="layout" svg:width="25.199cm" svg:height="15.6cm" svg:x="1.4cm" svg:y="4cm" presentation:class="outline" presentation:user-transformed="true">
          <draw:text-box>
            <text:list text:style-name="L3">
              <text:list-item>
                <text:p xml:id="id15" text:id="id15" text:style-name="P4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16" text:id="id16" text:style-name="P4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17" text:id="id17" text:style-name="P4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18" text:id="id18" text:style-name="P4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19" text:id="id19" text:style-name="P4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4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2 ways to get a Git repository:<text:line-break/></text:p>
            <text:list text:style-name="L4">
              <text:list-item>
                <text:p xml:id="id20" text:id="id20">Initialise a repository in an existing directory </text:p>
                <text:p xml:id="id21" text:id="id21"><text:span text:style-name="T8">(the top directory of your project):</text:span></text:p>
                <text:list>
                  <text:list-header>
                    <text:p xml:id="id22" text:id="id22">$ git init<text:line-break/></text:p>
                  </text:list-header>
                </text:list>
              </text:list-item>
              <text:list-item>
                <text:p xml:id="id23" text:id="id23"><text:s/>Clone an existing repository:</text:p>
              </text:list-item>
            </text:list>
            <text:list text:style-name="L3">
              <text:list-item>
                <text:list>
                  <text:list-header>
                    <text:p xml:id="id24" text:id="id24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it's architecture</text:span></text:p>
          </draw:text-box>
        </draw:frame>
        <draw:frame presentation:style-name="pr4" draw:layer="layout" svg:width="25.199cm" svg:height="16cm" svg:x="1.4cm" svg:y="4cm" presentation:class="outline" presentation:user-transformed="true">
          <draw:text-box>
            <text:list text:style-name="L3">
              <text:list-item>
                <text:p xml:id="id25" text:id="id25">This is often the last thing learned about, but in fact should be the first thing to be learnt<text:line-break/></text:p>
              </text:list-item>
              <text:list-item>
                <text:p xml:id="id26" text:id="id26">Understanding how Git organises its files takes the voodoo out using Git<text:line-break/></text:p>
              </text:list-item>
              <text:list-item>
                <text:p xml:id="id27" text:id="id27">It also helps you understand what is going on, so that you don't panic if you think you have lost your work, or believe you have overwritten it<text:line-break/></text:p>
                <text:p xml:id="id29" text:id="id29"><text:span text:style-name="T9">*</text:span><text:span text:style-name="T10"> you may well have have done this of course!</text:span></text:p>
              </text:list-item>
            </text:list>
          </draw:text-box>
        </draw:frame>
        <draw:frame draw:style-name="gr2" draw:text-style-name="P7" draw:layer="layout" svg:width="1.408cm" svg:height="2.855cm" svg:x="24.538cm" svg:y="14.4cm">
          <draw:text-box>
            <text:p xml:id="id28" text:id="id28"><text:span text:style-name="T11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it's architecture – Terminolog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30" text:id="id30"><text:span text:style-name="T1">Repository</text:span> – a collection of commits detailing the project and its history<text:line-break/></text:p>
              </text:list-item>
              <text:list-item>
                <text:p xml:id="id31" text:id="id31"><text:span text:style-name="T1">Working Tree</text:span><text:span text:style-name="T12"> – a directory (and all its sub-directories and files) which has a </text:span><text:span text:style-name="T13">Repository</text:span><text:span text:style-name="T12"> associated with it (the </text:span><text:span text:style-name="T14">.git</text:span><text:span text:style-name="T12"> folder under the root of the project)</text:span><text:span text:style-name="T12"><text:line-break/></text:span><text:span text:style-name="T12"/></text:p>
              </text:list-item>
              <text:list-item>
                <text:p xml:id="id32" text:id="id32"><text:span text:style-name="T1">Commit</text:span><text:span text:style-name="T12"> – a snapshot of your working tree at a particular point in time</text:span><text:span text:style-name="T12"><text:line-break/></text:span><text:span text:style-name="T12"/></text:p>
              </text:list-item>
              <text:list-item>
                <text:p xml:id="id33" text:id="id33"><text:span text:style-name="T1">The Index</text:span><text:span text:style-name="T12"> – a staging area into which you register the code changes that you wish to comm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asic work flow</text:span></text:p>
          </draw:text-box>
        </draw:frame>
        <draw:frame presentation:style-name="pr4" draw:layer="layout" svg:width="25.199cm" svg:height="12.179cm" svg:x="3.401cm" svg:y="5.8cm" presentation:class="outline" presentation:placeholder="true" presentation:user-transformed="true">
          <draw:text-box/>
        </draw:frame>
        <draw:frame draw:style-name="gr3" draw:text-style-name="P4" draw:layer="layout" svg:width="21.8cm" svg:height="11.2cm" svg:x="2.6cm" svg:y="6cm">
          <draw:image xlink:href="Pictures/10000000000002000000010BDA9DEB0E.png" xlink:type="simple" xlink:show="embed" xlink:actuate="onLoad">
            <text:p/>
          </draw:image>
        </draw:frame>
        <draw:frame draw:style-name="gr4" draw:layer="layout" svg:width="14.51cm" svg:height="0.962cm" svg:x="13cm" svg:y="19.238cm">
          <draw:text-box>
            <text:p>© https://jwiegley.github.io/git-from-the-bottom-up/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irectory content tracking</text:span></text:p>
          </draw:text-box>
        </draw:frame>
        <draw:frame presentation:style-name="pr4" draw:layer="layout" svg:width="25.199cm" svg:height="12.179cm" svg:x="0.801cm" svg:y="4.914cm" presentation:class="outline" presentation:user-transformed="true">
          <draw:text-box>
            <text:list text:style-name="L3">
              <text:list-item>
                <text:p>Git does not store a full snapshot of the project with each comm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4:17:12.676456000</dc:date>
    <meta:editing-duration>PT2H29M30S</meta:editing-duration>
    <meta:editing-cycles>56</meta:editing-cycles>
    <meta:generator>LibreOffice/4.1.6.2$MacOSX_x86 LibreOffice_project/40ff705089295be5be0aae9b15123f687c05b0a</meta:generator>
    <meta:document-statistic meta:object-count="64"/>
  </office:meta>
</office:document-meta>
</file>